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216cm" fo:min-width="10.276cm" draw:shadow="visible" draw:shadow-color="#000000" draw:shadow-opacity="40%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8.6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4cm" svg:height="15.5cm" svg:x="3.6cm" svg:y="1.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9.1cm" svg:height="5cm" svg:x="7.9cm" svg:y="5.8cm">
          <text:p text:style-name="P2"><text:span text:style-name="T1">Demo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15963 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vin Kuhn</meta:initial-creator>
    <meta:creation-date>2017-10-24T18:51:43.112496758</meta:creation-date>
    <dc:date>2017-10-24T18:54:37.076038472</dc:date>
    <dc:creator>Marvin Kuhn</dc:creator>
    <meta:editing-duration>PT2M54S</meta:editing-duration>
    <meta:editing-cycles>1</meta:editing-cycles>
    <meta:document-statistic meta:object-count="2"/>
    <meta:generator>LibreOffice/5.4.0.3$Linux_X86_64 LibreOffice_project/40m0$Build-3</meta:generator>
  </office:meta>
</office:document-meta>
</file>